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170.79pt"/>
    </style:style>
    <style:style style:name="co9" style:family="table-column">
      <style:table-column-properties fo:break-before="auto" style:column-width="48.61pt"/>
    </style:style>
    <style:style style:name="co10" style:family="table-column">
      <style:table-column-properties fo:break-before="auto" style:column-width="71.74pt"/>
    </style:style>
    <style:style style:name="co11" style:family="table-column">
      <style:table-column-properties fo:break-before="auto" style:column-width="109.05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49.4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128.89pt"/>
    </style:style>
    <style:style style:name="co17" style:family="table-column">
      <style:table-column-properties fo:break-before="auto" style:column-width="33.3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46.49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57.7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lassi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8" table:number-columns-repeated="1005" table:default-cell-style-name="ce1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max_num_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nl_utterance</text:p>
          </table:table-cell>
          <table:table-cell office:value-type="string" calcext:value-type="string">
            <text:p>target_formula</text:p>
          </table:table-cell>
          <table:table-cell office:value-type="string" calcext:value-type="string">
            <text:p>initial_user_waiting</text:p>
          </table:table-cell>
          <table:table-cell office:value-type="string" calcext:value-type="string">
            <text:p>initial_candidates_generation_time</text:p>
          </table:table-cell>
          <table:table-cell office:value-type="string" calcext:value-type="string">
            <text:p>candidates_generation_solving_time</text:p>
          </table:table-cell>
          <table:table-cell office:value-type="string" calcext:value-type="string">
            <text:p>num_initial_candidates</text:p>
          </table:table-cell>
          <table:table-cell office:value-type="string" calcext:value-type="string">
            <text:p>num_attempts_candidates_generation</text:p>
          </table:table-cell>
          <table:table-cell office:value-type="string" calcext:value-type="string">
            <text:p>num_questions_asked</text:p>
          </table:table-cell>
          <table:table-cell office:value-type="string" calcext:value-type="string">
            <text:p>average_question_waiting</text:p>
          </table:table-cell>
          <table:table-cell office:value-type="string" calcext:value-type="string">
            <text:p>average_disambiguation_duration</text:p>
          </table:table-cell>
          <table:table-cell office:value-type="string" calcext:value-type="string">
            <text:p>num_disambiguations</text:p>
          </table:table-cell>
          <table:table-cell office:value-type="string" calcext:value-type="string">
            <text:p>formula_is_found</text:p>
          </table:table-cell>
          <table:table-cell office:value-type="string" calcext:value-type="string">
            <text:p>result_formula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368982" calcext:value-type="float">
            <text:p>3.368982</text:p>
          </table:table-cell>
          <table:table-cell office:value-type="float" office:value="0.836597533000258" calcext:value-type="float">
            <text:p>0.836597533000258</text:p>
          </table:table-cell>
          <table:table-cell office:value-type="float" office:value="0.121615990999544" calcext:value-type="float">
            <text:p>0.1216159909995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4537" calcext:value-type="float">
            <text:p>0.034537</text:p>
          </table:table-cell>
          <table:table-cell office:value-type="float" office:value="1.24529829799985" calcext:value-type="float">
            <text:p>1.2452982979998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6_4)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325986" calcext:value-type="float">
            <text:p>2.325986</text:p>
          </table:table-cell>
          <table:table-cell office:value-type="float" office:value="0.85471698099991" calcext:value-type="float">
            <text:p>0.85471698099991</text:p>
          </table:table-cell>
          <table:table-cell office:value-type="float" office:value="0.134391788999437" calcext:value-type="float">
            <text:p>0.1343917889994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0833" calcext:value-type="float">
            <text:p>0.720833</text:p>
          </table:table-cell>
          <table:table-cell office:value-type="float" office:value="1.30904085699967" calcext:value-type="float">
            <text:p>1.3090408569996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189891" calcext:value-type="float">
            <text:p>2.189891</text:p>
          </table:table-cell>
          <table:table-cell office:value-type="float" office:value="0.818495257999984" calcext:value-type="float">
            <text:p>0.818495257999984</text:p>
          </table:table-cell>
          <table:table-cell office:value-type="float" office:value="0.118458317000659" calcext:value-type="float">
            <text:p>0.1184583170006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510345" calcext:value-type="float">
            <text:p>0.6510345</text:p>
          </table:table-cell>
          <table:table-cell office:value-type="float" office:value="1.19006923200004" calcext:value-type="float">
            <text:p>1.1900692320000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6_4)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755516" calcext:value-type="float">
            <text:p>3.755516</text:p>
          </table:table-cell>
          <table:table-cell office:value-type="float" office:value="2.3908835430002" calcext:value-type="float">
            <text:p>2.3908835430002</text:p>
          </table:table-cell>
          <table:table-cell office:value-type="float" office:value="0.406549566999729" calcext:value-type="float">
            <text:p>0.4065495669997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506575" calcext:value-type="float">
            <text:p>0.6506575</text:p>
          </table:table-cell>
          <table:table-cell office:value-type="float" office:value="1.18651524949996" calcext:value-type="float">
            <text:p>1.1865152494999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736451" calcext:value-type="float">
            <text:p>3.736451</text:p>
          </table:table-cell>
          <table:table-cell office:value-type="float" office:value="2.37084881400006" calcext:value-type="float">
            <text:p>2.37084881400006</text:p>
          </table:table-cell>
          <table:table-cell office:value-type="float" office:value="0.399815182000566" calcext:value-type="float">
            <text:p>0.3998151820005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52833" calcext:value-type="float">
            <text:p>0.652833</text:p>
          </table:table-cell>
          <table:table-cell office:value-type="float" office:value="1.18930895050016" calcext:value-type="float">
            <text:p>1.189308950500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6_4)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710938" calcext:value-type="float">
            <text:p>3.710938</text:p>
          </table:table-cell>
          <table:table-cell office:value-type="float" office:value="2.34346122099987" calcext:value-type="float">
            <text:p>2.34346122099987</text:p>
          </table:table-cell>
          <table:table-cell office:value-type="float" office:value="0.369883284000025" calcext:value-type="float">
            <text:p>0.3698832840000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578645" calcext:value-type="float">
            <text:p>0.6578645</text:p>
          </table:table-cell>
          <table:table-cell office:value-type="float" office:value="1.1949048094998" calcext:value-type="float">
            <text:p>1.1949048094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6_4)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43964" calcext:value-type="float">
            <text:p>2.43964</text:p>
          </table:table-cell>
          <table:table-cell office:value-type="float" office:value="1.06898899899988" calcext:value-type="float">
            <text:p>1.06898899899988</text:p>
          </table:table-cell>
          <table:table-cell office:value-type="float" office:value="0.235657174000153" calcext:value-type="float">
            <text:p>0.2356571740001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41362333333333" calcext:value-type="float">
            <text:p>0.941362333333333</text:p>
          </table:table-cell>
          <table:table-cell office:value-type="float" office:value="1.27854573033316" calcext:value-type="float">
            <text:p>1.278545730333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531128" calcext:value-type="float">
            <text:p>2.531128</text:p>
          </table:table-cell>
          <table:table-cell office:value-type="float" office:value="1.01507368000011" calcext:value-type="float">
            <text:p>1.01507368000011</text:p>
          </table:table-cell>
          <table:table-cell office:value-type="float" office:value="0.222861657000067" calcext:value-type="float">
            <text:p>0.2228616570000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00097666666667" calcext:value-type="float">
            <text:p>0.600097666666667</text:p>
          </table:table-cell>
          <table:table-cell office:value-type="float" office:value="0.989149304999955" calcext:value-type="float">
            <text:p>0.98914930499995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433004" calcext:value-type="float">
            <text:p>2.433004</text:p>
          </table:table-cell>
          <table:table-cell office:value-type="float" office:value="1.06895696899983" calcext:value-type="float">
            <text:p>1.06895696899983</text:p>
          </table:table-cell>
          <table:table-cell office:value-type="float" office:value="0.239506626000548" calcext:value-type="float">
            <text:p>0.2395066260005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76949" calcext:value-type="float">
            <text:p>0.776949</text:p>
          </table:table-cell>
          <table:table-cell office:value-type="float" office:value="1.01622072875" calcext:value-type="float">
            <text:p>1.0162207287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4.326208" calcext:value-type="float">
            <text:p>4.326208</text:p>
          </table:table-cell>
          <table:table-cell office:value-type="float" office:value="2.85899894699969" calcext:value-type="float">
            <text:p>2.85899894699969</text:p>
          </table:table-cell>
          <table:table-cell office:value-type="float" office:value="0.697611791000782" calcext:value-type="float">
            <text:p>0.6976117910007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34032" calcext:value-type="float">
            <text:p>0.734032</text:p>
          </table:table-cell>
          <table:table-cell office:value-type="float" office:value="1.31693912250012" calcext:value-type="float">
            <text:p>1.316939122500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4.30544" calcext:value-type="float">
            <text:p>4.30544</text:p>
          </table:table-cell>
          <table:table-cell office:value-type="float" office:value="2.83696344700002" calcext:value-type="float">
            <text:p>2.83696344700002</text:p>
          </table:table-cell>
          <table:table-cell office:value-type="float" office:value="0.686126274000799" calcext:value-type="float">
            <text:p>0.6861262740007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36806" calcext:value-type="float">
            <text:p>0.736806</text:p>
          </table:table-cell>
          <table:table-cell office:value-type="float" office:value="1.32329815649996" calcext:value-type="float">
            <text:p>1.3232981564999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4.349865" calcext:value-type="float">
            <text:p>4.349865</text:p>
          </table:table-cell>
          <table:table-cell office:value-type="float" office:value="2.83605443199986" calcext:value-type="float">
            <text:p>2.83605443199986</text:p>
          </table:table-cell>
          <table:table-cell office:value-type="float" office:value="0.703499637000277" calcext:value-type="float">
            <text:p>0.7034996370002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292775" calcext:value-type="float">
            <text:p>0.7292775</text:p>
          </table:table-cell>
          <table:table-cell office:value-type="float" office:value="1.33646248850005" calcext:value-type="float">
            <text:p>1.3364624885000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350782" calcext:value-type="float">
            <text:p>3.350782</text:p>
          </table:table-cell>
          <table:table-cell office:value-type="float" office:value="1.96581662599965" calcext:value-type="float">
            <text:p>1.96581662599965</text:p>
          </table:table-cell>
          <table:table-cell office:value-type="float" office:value="0.31957857200041" calcext:value-type="float">
            <text:p>0.319578572000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9826" calcext:value-type="float">
            <text:p>0.019826</text:p>
          </table:table-cell>
          <table:table-cell office:value-type="float" office:value="1.14957989799996" calcext:value-type="float">
            <text:p>1.1495798979999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259629" calcext:value-type="float">
            <text:p>3.259629</text:p>
          </table:table-cell>
          <table:table-cell office:value-type="float" office:value="1.84942890800039" calcext:value-type="float">
            <text:p>1.84942890800039</text:p>
          </table:table-cell>
          <table:table-cell office:value-type="float" office:value="0.250991698999769" calcext:value-type="float">
            <text:p>0.2509916989997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1.15960279799992" calcext:value-type="float">
            <text:p>1.1596027979999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326982" calcext:value-type="float">
            <text:p>3.326982</text:p>
          </table:table-cell>
          <table:table-cell office:value-type="float" office:value="1.94792338400021" calcext:value-type="float">
            <text:p>1.94792338400021</text:p>
          </table:table-cell>
          <table:table-cell office:value-type="float" office:value="0.315015015999961" calcext:value-type="float">
            <text:p>0.3150150159999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1.14354556699982" calcext:value-type="float">
            <text:p>1.1435455669998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7.640363" calcext:value-type="float">
            <text:p>7.640363</text:p>
          </table:table-cell>
          <table:table-cell office:value-type="float" office:value="6.26089858200021" calcext:value-type="float">
            <text:p>6.26089858200021</text:p>
          </table:table-cell>
          <table:table-cell office:value-type="float" office:value="1.03786425099952" calcext:value-type="float">
            <text:p>1.037864250999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667115" calcext:value-type="float">
            <text:p>0.6667115</text:p>
          </table:table-cell>
          <table:table-cell office:value-type="float" office:value="1.20653709699991" calcext:value-type="float">
            <text:p>1.2065370969999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48.807563" calcext:value-type="float">
            <text:p>48.807563</text:p>
          </table:table-cell>
          <table:table-cell office:value-type="float" office:value="5.72458123500019" calcext:value-type="float">
            <text:p>5.72458123500019</text:p>
          </table:table-cell>
          <table:table-cell office:value-type="float" office:value="0.601044095000361" calcext:value-type="float">
            <text:p>0.6010440950003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3598" calcext:value-type="float">
            <text:p>0.023598</text:p>
          </table:table-cell>
          <table:table-cell office:value-type="float" office:value="42.8473310949998" calcext:value-type="float">
            <text:p>42.847331094999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7.859013" calcext:value-type="float">
            <text:p>7.859013</text:p>
          </table:table-cell>
          <table:table-cell office:value-type="float" office:value="6.37480864600002" calcext:value-type="float">
            <text:p>6.37480864600002</text:p>
          </table:table-cell>
          <table:table-cell office:value-type="float" office:value="1.13304020300029" calcext:value-type="float">
            <text:p>1.133040203000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6546" calcext:value-type="float">
            <text:p>0.026546</text:p>
          </table:table-cell>
          <table:table-cell office:value-type="float" office:value="1.24870728199994" calcext:value-type="float">
            <text:p>1.248707281999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602793" calcext:value-type="float">
            <text:p>3.602793</text:p>
          </table:table-cell>
          <table:table-cell office:value-type="float" office:value="2.22361558700004" calcext:value-type="float">
            <text:p>2.22361558700004</text:p>
          </table:table-cell>
          <table:table-cell office:value-type="float" office:value="0.487676104999537" calcext:value-type="float">
            <text:p>0.4876761049995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07389" calcext:value-type="float">
            <text:p>0.607389</text:p>
          </table:table-cell>
          <table:table-cell office:value-type="float" office:value="1.14158242949975" calcext:value-type="float">
            <text:p>1.1415824294997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597711" calcext:value-type="float">
            <text:p>3.597711</text:p>
          </table:table-cell>
          <table:table-cell office:value-type="float" office:value="2.22046401099988" calcext:value-type="float">
            <text:p>2.22046401099988</text:p>
          </table:table-cell>
          <table:table-cell office:value-type="float" office:value="0.473755000000438" calcext:value-type="float">
            <text:p>0.4737550000004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1211" calcext:value-type="float">
            <text:p>0.031211</text:p>
          </table:table-cell>
          <table:table-cell office:value-type="float" office:value="1.14169869500029" calcext:value-type="float">
            <text:p>1.141698695000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649167" calcext:value-type="float">
            <text:p>3.649167</text:p>
          </table:table-cell>
          <table:table-cell office:value-type="float" office:value="2.27342850000014" calcext:value-type="float">
            <text:p>2.27342850000014</text:p>
          </table:table-cell>
          <table:table-cell office:value-type="float" office:value="0.530740726000204" calcext:value-type="float">
            <text:p>0.5307407260002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013565" calcext:value-type="float">
            <text:p>0.6013565</text:p>
          </table:table-cell>
          <table:table-cell office:value-type="float" office:value="1.13840875250003" calcext:value-type="float">
            <text:p>1.138408752500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8.194478" calcext:value-type="float">
            <text:p>8.194478</text:p>
          </table:table-cell>
          <table:table-cell office:value-type="float" office:value="6.60230946899992" calcext:value-type="float">
            <text:p>6.60230946899992</text:p>
          </table:table-cell>
          <table:table-cell office:value-type="float" office:value="1.258151516" calcext:value-type="float">
            <text:p>1.2581515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.445364" calcext:value-type="float">
            <text:p>21.445364</text:p>
          </table:table-cell>
          <table:table-cell office:value-type="float" office:value="22.0820005625001" calcext:value-type="float">
            <text:p>22.0820005625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8.56408" calcext:value-type="float">
            <text:p>8.56408</text:p>
          </table:table-cell>
          <table:table-cell office:value-type="float" office:value="6.97493633300019" calcext:value-type="float">
            <text:p>6.97493633300019</text:p>
          </table:table-cell>
          <table:table-cell office:value-type="float" office:value="1.54496236299929" calcext:value-type="float">
            <text:p>1.544962362999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1.35334613499981" calcext:value-type="float">
            <text:p>1.3533461349998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1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8.195797" calcext:value-type="float">
            <text:p>8.195797</text:p>
          </table:table-cell>
          <table:table-cell office:value-type="float" office:value="6.81574001900026" calcext:value-type="float">
            <text:p>6.81574001900026</text:p>
          </table:table-cell>
          <table:table-cell office:value-type="float" office:value="1.46741216499868" calcext:value-type="float">
            <text:p>1.467412164998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.843595" calcext:value-type="float">
            <text:p>41.843595</text:p>
          </table:table-cell>
          <table:table-cell office:value-type="float" office:value="21.4692355504999" calcext:value-type="float">
            <text:p>21.4692355504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5.180688" calcext:value-type="float">
            <text:p>5.180688</text:p>
          </table:table-cell>
          <table:table-cell office:value-type="float" office:value="4.62551313700078" calcext:value-type="float">
            <text:p>4.62551313700078</text:p>
          </table:table-cell>
          <table:table-cell office:value-type="float" office:value="0.513676669999768" calcext:value-type="float">
            <text:p>0.5136766699997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62065" calcext:value-type="float">
            <text:p>0.5962065</text:p>
          </table:table-cell>
          <table:table-cell office:value-type="float" office:value="0.70345144599969" calcext:value-type="float">
            <text:p>0.7034514459996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5.234921" calcext:value-type="float">
            <text:p>5.234921</text:p>
          </table:table-cell>
          <table:table-cell office:value-type="float" office:value="4.67505079400053" calcext:value-type="float">
            <text:p>4.67505079400053</text:p>
          </table:table-cell>
          <table:table-cell office:value-type="float" office:value="0.581308722999893" calcext:value-type="float">
            <text:p>0.5813087229998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22705" calcext:value-type="float">
            <text:p>0.5722705</text:p>
          </table:table-cell>
          <table:table-cell office:value-type="float" office:value="0.682822006499918" calcext:value-type="float">
            <text:p>0.6828220064999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5.296084" calcext:value-type="float">
            <text:p>5.296084</text:p>
          </table:table-cell>
          <table:table-cell office:value-type="float" office:value="4.73507477899966" calcext:value-type="float">
            <text:p>4.73507477899966</text:p>
          </table:table-cell>
          <table:table-cell office:value-type="float" office:value="0.636635265999757" calcext:value-type="float">
            <text:p>0.6366352659997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64686" calcext:value-type="float">
            <text:p>0.564686</text:p>
          </table:table-cell>
          <table:table-cell office:value-type="float" office:value="0.676454594999541" calcext:value-type="float">
            <text:p>0.67645459499954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13.428061" calcext:value-type="float">
            <text:p>13.428061</text:p>
          </table:table-cell>
          <table:table-cell office:value-type="float" office:value="12.8408180820006" calcext:value-type="float">
            <text:p>12.8408180820006</text:p>
          </table:table-cell>
          <table:table-cell office:value-type="float" office:value="1.96536050299892" calcext:value-type="float">
            <text:p>1.965360502998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.945832" calcext:value-type="float">
            <text:p>13.945832</text:p>
          </table:table-cell>
          <table:table-cell office:value-type="float" office:value="7.10944442200025" calcext:value-type="float">
            <text:p>7.109444422000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8.690297" calcext:value-type="float">
            <text:p>28.690297</text:p>
          </table:table-cell>
          <table:table-cell office:value-type="float" office:value="13.8914747050003" calcext:value-type="float">
            <text:p>13.8914747050003</text:p>
          </table:table-cell>
          <table:table-cell office:value-type="float" office:value="2.6236608069994" calcext:value-type="float">
            <text:p>2.62366080699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8.450287" calcext:value-type="float">
            <text:p>28.450287</text:p>
          </table:table-cell>
          <table:table-cell office:value-type="float" office:value="13.4753402300003" calcext:value-type="float">
            <text:p>13.4753402300003</text:p>
          </table:table-cell>
          <table:table-cell office:value-type="float" office:value="2.3843910229989" calcext:value-type="float">
            <text:p>2.38439102299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6186" calcext:value-type="float">
            <text:p>0.026186</text:p>
          </table:table-cell>
          <table:table-cell office:value-type="float" office:value="14.7042038599993" calcext:value-type="float">
            <text:p>14.70420385999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7.015387" calcext:value-type="float">
            <text:p>7.015387</text:p>
          </table:table-cell>
          <table:table-cell office:value-type="float" office:value="5.68434178799998" calcext:value-type="float">
            <text:p>5.68434178799998</text:p>
          </table:table-cell>
          <table:table-cell office:value-type="float" office:value="1.06557086000157" calcext:value-type="float">
            <text:p>1.065570860001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36521666666667" calcext:value-type="float">
            <text:p>0.536521666666667</text:p>
          </table:table-cell>
          <table:table-cell office:value-type="float" office:value="0.851018492333727" calcext:value-type="float">
            <text:p>0.8510184923337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6.521834" calcext:value-type="float">
            <text:p>6.521834</text:p>
          </table:table-cell>
          <table:table-cell office:value-type="float" office:value="5.94829710399972" calcext:value-type="float">
            <text:p>5.94829710399972</text:p>
          </table:table-cell>
          <table:table-cell office:value-type="float" office:value="1.34736667899961" calcext:value-type="float">
            <text:p>1.347366678999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3946" calcext:value-type="float">
            <text:p>0.73946</text:p>
          </table:table-cell>
          <table:table-cell office:value-type="float" office:value="0.793837997333564" calcext:value-type="float">
            <text:p>0.79383799733356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6.287582" calcext:value-type="float">
            <text:p>6.287582</text:p>
          </table:table-cell>
          <table:table-cell office:value-type="float" office:value="5.71411526799966" calcext:value-type="float">
            <text:p>5.71411526799966</text:p>
          </table:table-cell>
          <table:table-cell office:value-type="float" office:value="1.10740926699782" calcext:value-type="float">
            <text:p>1.107409266997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95313333333333" calcext:value-type="float">
            <text:p>0.795313333333333</text:p>
          </table:table-cell>
          <table:table-cell office:value-type="float" office:value="0.850992003999939" calcext:value-type="float">
            <text:p>0.8509920039999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30.106135" calcext:value-type="float">
            <text:p>30.106135</text:p>
          </table:table-cell>
          <table:table-cell office:value-type="float" office:value="15.7196617670006" calcext:value-type="float">
            <text:p>15.7196617670006</text:p>
          </table:table-cell>
          <table:table-cell office:value-type="float" office:value="3.93019675500091" calcext:value-type="float">
            <text:p>3.930196755000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30.464224" calcext:value-type="float">
            <text:p>30.464224</text:p>
          </table:table-cell>
          <table:table-cell office:value-type="float" office:value="15.4254009060005" calcext:value-type="float">
            <text:p>15.4254009060005</text:p>
          </table:table-cell>
          <table:table-cell office:value-type="float" office:value="3.83130792300108" calcext:value-type="float">
            <text:p>3.831307923001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820045" calcext:value-type="float">
            <text:p>0.1820045</text:p>
          </table:table-cell>
          <table:table-cell office:value-type="float" office:value="7.5316017694995" calcext:value-type="float">
            <text:p>7.5316017694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30.023053" calcext:value-type="float">
            <text:p>30.023053</text:p>
          </table:table-cell>
          <table:table-cell office:value-type="float" office:value="15.1088364849993" calcext:value-type="float">
            <text:p>15.1088364849993</text:p>
          </table:table-cell>
          <table:table-cell office:value-type="float" office:value="3.53387518300042" calcext:value-type="float">
            <text:p>3.533875183000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69267" calcext:value-type="float">
            <text:p>0.569267</text:p>
          </table:table-cell>
          <table:table-cell office:value-type="float" office:value="7.85771923050061" calcext:value-type="float">
            <text:p>7.8577192305006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9.989612" calcext:value-type="float">
            <text:p>9.989612</text:p>
          </table:table-cell>
          <table:table-cell office:value-type="float" office:value="8.38333946100011" calcext:value-type="float">
            <text:p>8.38333946100011</text:p>
          </table:table-cell>
          <table:table-cell office:value-type="float" office:value="1.25947594300033" calcext:value-type="float">
            <text:p>1.259475943000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1.36768705699978" calcext:value-type="float">
            <text:p>1.3676870569997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10.271323" calcext:value-type="float">
            <text:p>10.271323</text:p>
          </table:table-cell>
          <table:table-cell office:value-type="float" office:value="8.66580696799974" calcext:value-type="float">
            <text:p>8.66580696799974</text:p>
          </table:table-cell>
          <table:table-cell office:value-type="float" office:value="1.55074091500046" calcext:value-type="float">
            <text:p>1.55074091500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8079" calcext:value-type="float">
            <text:p>0.028079</text:p>
          </table:table-cell>
          <table:table-cell office:value-type="float" office:value="1.36614480800017" calcext:value-type="float">
            <text:p>1.366144808000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10.131198" calcext:value-type="float">
            <text:p>10.131198</text:p>
          </table:table-cell>
          <table:table-cell office:value-type="float" office:value="8.52735006999956" calcext:value-type="float">
            <text:p>8.52735006999956</text:p>
          </table:table-cell>
          <table:table-cell office:value-type="float" office:value="1.38847527500002" calcext:value-type="float">
            <text:p>1.38847527500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8084" calcext:value-type="float">
            <text:p>0.028084</text:p>
          </table:table-cell>
          <table:table-cell office:value-type="float" office:value="1.364878245" calcext:value-type="float">
            <text:p>1.36487824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30.39766" calcext:value-type="float">
            <text:p>30.39766</text:p>
          </table:table-cell>
          <table:table-cell office:value-type="float" office:value="28.7899184759999" calcext:value-type="float">
            <text:p>28.7899184759999</text:p>
          </table:table-cell>
          <table:table-cell office:value-type="float" office:value="9.6215506540002" calcext:value-type="float">
            <text:p>9.6215506540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8113" calcext:value-type="float">
            <text:p>0.028113</text:p>
          </table:table-cell>
          <table:table-cell office:value-type="float" office:value="1.36922421999952" calcext:value-type="float">
            <text:p>1.3692242199995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6.984055" calcext:value-type="float">
            <text:p>86.984055</text:p>
          </table:table-cell>
          <table:table-cell office:value-type="float" office:value="37.8765703839999" calcext:value-type="float">
            <text:p>37.8765703839999</text:p>
          </table:table-cell>
          <table:table-cell office:value-type="float" office:value="18.4792336709997" calcext:value-type="float">
            <text:p>18.47923367099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77.944234" calcext:value-type="float">
            <text:p>77.944234</text:p>
          </table:table-cell>
          <table:table-cell office:value-type="float" office:value="27.2971096909996" calcext:value-type="float">
            <text:p>27.2971096909996</text:p>
          </table:table-cell>
          <table:table-cell office:value-type="float" office:value="8.11634788800166" calcext:value-type="float">
            <text:p>8.11634788800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7419" calcext:value-type="float">
            <text:p>0.027419</text:p>
          </table:table-cell>
          <table:table-cell office:value-type="float" office:value="50.4082812440001" calcext:value-type="float">
            <text:p>50.408281244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11.533565" calcext:value-type="float">
            <text:p>11.533565</text:p>
          </table:table-cell>
          <table:table-cell office:value-type="float" office:value="9.92538998600048" calcext:value-type="float">
            <text:p>9.92538998600048</text:p>
          </table:table-cell>
          <table:table-cell office:value-type="float" office:value="2.33043950199863" calcext:value-type="float">
            <text:p>2.330439501998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216255" calcext:value-type="float">
            <text:p>0.7216255</text:p>
          </table:table-cell>
          <table:table-cell office:value-type="float" office:value="1.36992990250019" calcext:value-type="float">
            <text:p>1.369929902500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11.561817" calcext:value-type="float">
            <text:p>11.561817</text:p>
          </table:table-cell>
          <table:table-cell office:value-type="float" office:value="9.9509306230002" calcext:value-type="float">
            <text:p>9.9509306230002</text:p>
          </table:table-cell>
          <table:table-cell office:value-type="float" office:value="2.32438366599945" calcext:value-type="float">
            <text:p>2.324383665999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25994" calcext:value-type="float">
            <text:p>0.725994</text:p>
          </table:table-cell>
          <table:table-cell office:value-type="float" office:value="1.37419505199978" calcext:value-type="float">
            <text:p>1.3741950519997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11.778673" calcext:value-type="float">
            <text:p>11.778673</text:p>
          </table:table-cell>
          <table:table-cell office:value-type="float" office:value="10.1763283030004" calcext:value-type="float">
            <text:p>10.1763283030004</text:p>
          </table:table-cell>
          <table:table-cell office:value-type="float" office:value="2.57773668600021" calcext:value-type="float">
            <text:p>2.57773668600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21855" calcext:value-type="float">
            <text:p>0.721855</text:p>
          </table:table-cell>
          <table:table-cell office:value-type="float" office:value="1.36771428500015" calcext:value-type="float">
            <text:p>1.367714285000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9.397151" calcext:value-type="float">
            <text:p>89.397151</text:p>
          </table:table-cell>
          <table:table-cell office:value-type="float" office:value="39.7711282370001" calcext:value-type="float">
            <text:p>39.7711282370001</text:p>
          </table:table-cell>
          <table:table-cell office:value-type="float" office:value="19.787156784002" calcext:value-type="float">
            <text:p>19.7871567840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5.678783" calcext:value-type="float">
            <text:p>85.678783</text:p>
          </table:table-cell>
          <table:table-cell office:value-type="float" office:value="36.2748605719999" calcext:value-type="float">
            <text:p>36.2748605719999</text:p>
          </table:table-cell>
          <table:table-cell office:value-type="float" office:value="16.2289100329981" calcext:value-type="float">
            <text:p>16.22891003299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7.818906" calcext:value-type="float">
            <text:p>87.818906</text:p>
          </table:table-cell>
          <table:table-cell office:value-type="float" office:value="38.8225425970004" calcext:value-type="float">
            <text:p>38.8225425970004</text:p>
          </table:table-cell>
          <table:table-cell office:value-type="float" office:value="18.7670629860013" calcext:value-type="float">
            <text:p>18.76706298600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4.493149" calcext:value-type="float">
            <text:p>14.493149</text:p>
          </table:table-cell>
          <table:table-cell office:value-type="float" office:value="4.86660996899991" calcext:value-type="float">
            <text:p>4.86660996899991</text:p>
          </table:table-cell>
          <table:table-cell office:value-type="float" office:value="0.606402914000682" calcext:value-type="float">
            <text:p>0.6064029140006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9.37851771599981" calcext:value-type="float">
            <text:p>9.3785177159998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4.675481" calcext:value-type="float">
            <text:p>4.675481</text:p>
          </table:table-cell>
          <table:table-cell office:value-type="float" office:value="4.16701298599946" calcext:value-type="float">
            <text:p>4.16701298599946</text:p>
          </table:table-cell>
          <table:table-cell office:value-type="float" office:value="0.401201250999293" calcext:value-type="float">
            <text:p>0.4012012509992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784414" calcext:value-type="float">
            <text:p>8.784414</text:p>
          </table:table-cell>
          <table:table-cell office:value-type="float" office:value="4.50035214650052" calcext:value-type="float">
            <text:p>4.5003521465005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3.596629" calcext:value-type="float">
            <text:p>13.596629</text:p>
          </table:table-cell>
          <table:table-cell office:value-type="float" office:value="4.15747982099947" calcext:value-type="float">
            <text:p>4.15747982099947</text:p>
          </table:table-cell>
          <table:table-cell office:value-type="float" office:value="0.383183345999896" calcext:value-type="float">
            <text:p>0.3831833459998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9.19120670299981" calcext:value-type="float">
            <text:p>9.1912067029998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21.032584" calcext:value-type="float">
            <text:p>21.032584</text:p>
          </table:table-cell>
          <table:table-cell office:value-type="float" office:value="11.5811593019998" calcext:value-type="float">
            <text:p>11.5811593019998</text:p>
          </table:table-cell>
          <table:table-cell office:value-type="float" office:value="1.69610300600016" calcext:value-type="float">
            <text:p>1.69610300600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8783" calcext:value-type="float">
            <text:p>0.028783</text:p>
          </table:table-cell>
          <table:table-cell office:value-type="float" office:value="9.20320419699965" calcext:value-type="float">
            <text:p>9.2032041969996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20.966443" calcext:value-type="float">
            <text:p>20.966443</text:p>
          </table:table-cell>
          <table:table-cell office:value-type="float" office:value="11.5218797830003" calcext:value-type="float">
            <text:p>11.5218797830003</text:p>
          </table:table-cell>
          <table:table-cell office:value-type="float" office:value="1.6294475299992" calcext:value-type="float">
            <text:p>1.62944752999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658" calcext:value-type="float">
            <text:p>0.025658</text:p>
          </table:table-cell>
          <table:table-cell office:value-type="float" office:value="9.19540745599988" calcext:value-type="float">
            <text:p>9.1954074559998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3.045333" calcext:value-type="float">
            <text:p>13.045333</text:p>
          </table:table-cell>
          <table:table-cell office:value-type="float" office:value="12.5220902950005" calcext:value-type="float">
            <text:p>12.5220902950005</text:p>
          </table:table-cell>
          <table:table-cell office:value-type="float" office:value="2.28192010600014" calcext:value-type="float">
            <text:p>2.281920106000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275197173999913" calcext:value-type="float">
            <text:p>0.2751971739999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4_0,pick_two_x_square_item_at_4_0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6.045059" calcext:value-type="float">
            <text:p>16.045059</text:p>
          </table:table-cell>
          <table:table-cell office:value-type="float" office:value="5.55951778600047" calcext:value-type="float">
            <text:p>5.55951778600047</text:p>
          </table:table-cell>
          <table:table-cell office:value-type="float" office:value="0.987157225998999" calcext:value-type="float">
            <text:p>0.9871572259989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67045" calcext:value-type="float">
            <text:p>0.167045</text:p>
          </table:table-cell>
          <table:table-cell office:value-type="float" office:value="5.24904258350034" calcext:value-type="float">
            <text:p>5.2490425835003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5.913218" calcext:value-type="float">
            <text:p>15.913218</text:p>
          </table:table-cell>
          <table:table-cell office:value-type="float" office:value="5.54446545999963" calcext:value-type="float">
            <text:p>5.54446545999963</text:p>
          </table:table-cell>
          <table:table-cell office:value-type="float" office:value="0.91236395100168" calcext:value-type="float">
            <text:p>0.912363951001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308754" calcext:value-type="float">
            <text:p>7.308754</text:p>
          </table:table-cell>
          <table:table-cell office:value-type="float" office:value="8.68835609199959" calcext:value-type="float">
            <text:p>8.6883560919995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6.043308" calcext:value-type="float">
            <text:p>6.043308</text:p>
          </table:table-cell>
          <table:table-cell office:value-type="float" office:value="5.53043628200066" calcext:value-type="float">
            <text:p>5.53043628200066</text:p>
          </table:table-cell>
          <table:table-cell office:value-type="float" office:value="0.906662927002799" calcext:value-type="float">
            <text:p>0.9066629270027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621492" calcext:value-type="float">
            <text:p>4.621492</text:p>
          </table:table-cell>
          <table:table-cell office:value-type="float" office:value="4.71322577299998" calcext:value-type="float">
            <text:p>4.71322577299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4.836815" calcext:value-type="float">
            <text:p>14.836815</text:p>
          </table:table-cell>
          <table:table-cell office:value-type="float" office:value="14.3104865040004" calcext:value-type="float">
            <text:p>14.3104865040004</text:p>
          </table:table-cell>
          <table:table-cell office:value-type="float" office:value="3.4180469949988" calcext:value-type="float">
            <text:p>3.41804699499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386945" calcext:value-type="float">
            <text:p>10.386945</text:p>
          </table:table-cell>
          <table:table-cell office:value-type="float" office:value="5.30856722749968" calcext:value-type="float">
            <text:p>5.3085672274996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4_0,pick_two_x_square_item_at_4_0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4.147584" calcext:value-type="float">
            <text:p>14.147584</text:p>
          </table:table-cell>
          <table:table-cell office:value-type="float" office:value="13.6321548569995" calcext:value-type="float">
            <text:p>13.6321548569995</text:p>
          </table:table-cell>
          <table:table-cell office:value-type="float" office:value="2.88881033799862" calcext:value-type="float">
            <text:p>2.8888103379986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.658836" calcext:value-type="float">
            <text:p>18.658836</text:p>
          </table:table-cell>
          <table:table-cell office:value-type="float" office:value="9.43401240349976" calcext:value-type="float">
            <text:p>9.4340124034997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4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23.042167" calcext:value-type="float">
            <text:p>23.042167</text:p>
          </table:table-cell>
          <table:table-cell office:value-type="float" office:value="13.457754346" calcext:value-type="float">
            <text:p>13.457754346</text:p>
          </table:table-cell>
          <table:table-cell office:value-type="float" office:value="2.84468659899994" calcext:value-type="float">
            <text:p>2.844686598999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715265" calcext:value-type="float">
            <text:p>0.1715265</text:p>
          </table:table-cell>
          <table:table-cell office:value-type="float" office:value="4.80342722100022" calcext:value-type="float">
            <text:p>4.803427221000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0.177987" calcext:value-type="float">
            <text:p>20.177987</text:p>
          </table:table-cell>
          <table:table-cell office:value-type="float" office:value="19.6357659810001" calcext:value-type="float">
            <text:p>19.6357659810001</text:p>
          </table:table-cell>
          <table:table-cell office:value-type="float" office:value="2.52714019199993" calcext:value-type="float">
            <text:p>2.527140191999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294356003999383" calcext:value-type="float">
            <text:p>0.29435600399938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1.130576" calcext:value-type="float">
            <text:p>21.130576</text:p>
          </table:table-cell>
          <table:table-cell office:value-type="float" office:value="20.5896650719997" calcext:value-type="float">
            <text:p>20.5896650719997</text:p>
          </table:table-cell>
          <table:table-cell office:value-type="float" office:value="3.25291820200073" calcext:value-type="float">
            <text:p>3.252918202000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973" calcext:value-type="float">
            <text:p>0.032973</text:p>
          </table:table-cell>
          <table:table-cell office:value-type="float" office:value="0.292633394999939" calcext:value-type="float">
            <text:p>0.29263339499993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1.161046" calcext:value-type="float">
            <text:p>21.161046</text:p>
          </table:table-cell>
          <table:table-cell office:value-type="float" office:value="20.6210751119997" calcext:value-type="float">
            <text:p>20.6210751119997</text:p>
          </table:table-cell>
          <table:table-cell office:value-type="float" office:value="3.37673602599898" calcext:value-type="float">
            <text:p>3.376736025998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4221" calcext:value-type="float">
            <text:p>0.034221</text:p>
          </table:table-cell>
          <table:table-cell office:value-type="float" office:value="0.291869646999658" calcext:value-type="float">
            <text:p>0.29186964699965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77.655185" calcext:value-type="float">
            <text:p>77.655185</text:p>
          </table:table-cell>
          <table:table-cell office:value-type="float" office:value="65.1060336950004" calcext:value-type="float">
            <text:p>65.1060336950004</text:p>
          </table:table-cell>
          <table:table-cell office:value-type="float" office:value="14.4682472829991" calcext:value-type="float">
            <text:p>14.4682472829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12.301295749" calcext:value-type="float">
            <text:p>12.3012957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61.682357" calcext:value-type="float">
            <text:p>61.682357</text:p>
          </table:table-cell>
          <table:table-cell office:value-type="float" office:value="61.1375143249998" calcext:value-type="float">
            <text:p>61.1375143249998</text:p>
          </table:table-cell>
          <table:table-cell office:value-type="float" office:value="10.5149361020003" calcext:value-type="float">
            <text:p>10.51493610200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.334295" calcext:value-type="float">
            <text:p>16.334295</text:p>
          </table:table-cell>
          <table:table-cell office:value-type="float" office:value="8.29326198049967" calcext:value-type="float">
            <text:p>8.2932619804996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75.94799" calcext:value-type="float">
            <text:p>75.94799</text:p>
          </table:table-cell>
          <table:table-cell office:value-type="float" office:value="59.7306315180003" calcext:value-type="float">
            <text:p>59.7306315180003</text:p>
          </table:table-cell>
          <table:table-cell office:value-type="float" office:value="9.16472619700016" calcext:value-type="float">
            <text:p>9.16472619700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625" calcext:value-type="float">
            <text:p>0.025625</text:p>
          </table:table-cell>
          <table:table-cell office:value-type="float" office:value="15.9696679380004" calcext:value-type="float">
            <text:p>15.96966793800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2.265955" calcext:value-type="float">
            <text:p>22.265955</text:p>
          </table:table-cell>
          <table:table-cell office:value-type="float" office:value="21.72055447" calcext:value-type="float">
            <text:p>21.72055447</text:p>
          </table:table-cell>
          <table:table-cell office:value-type="float" office:value="3.75286020300064" calcext:value-type="float">
            <text:p>3.752860203000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32308" calcext:value-type="float">
            <text:p>1.32308</text:p>
          </table:table-cell>
          <table:table-cell office:value-type="float" office:value="1.42625765100001" calcext:value-type="float">
            <text:p>1.42625765100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3.866766" calcext:value-type="float">
            <text:p>23.866766</text:p>
          </table:table-cell>
          <table:table-cell office:value-type="float" office:value="23.3208357479998" calcext:value-type="float">
            <text:p>23.3208357479998</text:p>
          </table:table-cell>
          <table:table-cell office:value-type="float" office:value="5.15902084800109" calcext:value-type="float">
            <text:p>5.15902084800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4550545" calcext:value-type="float">
            <text:p>1.4550545</text:p>
          </table:table-cell>
          <table:table-cell office:value-type="float" office:value="1.56358376900016" calcext:value-type="float">
            <text:p>1.563583769000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23.122653" calcext:value-type="float">
            <text:p>23.122653</text:p>
          </table:table-cell>
          <table:table-cell office:value-type="float" office:value="22.5839829650004" calcext:value-type="float">
            <text:p>22.5839829650004</text:p>
          </table:table-cell>
          <table:table-cell office:value-type="float" office:value="4.5568463410018" calcext:value-type="float">
            <text:p>4.55684634100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4324425" calcext:value-type="float">
            <text:p>1.4324425</text:p>
          </table:table-cell>
          <table:table-cell office:value-type="float" office:value="1.53505577499982" calcext:value-type="float">
            <text:p>1.5350557749998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07.680929" calcext:value-type="float">
            <text:p>107.680929</text:p>
          </table:table-cell>
          <table:table-cell office:value-type="float" office:value="73.2609017989998" calcext:value-type="float">
            <text:p>73.2609017989998</text:p>
          </table:table-cell>
          <table:table-cell office:value-type="float" office:value="21.2851327640001" calcext:value-type="float">
            <text:p>21.285132764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5378" calcext:value-type="float">
            <text:p>0.035378</text:p>
          </table:table-cell>
          <table:table-cell office:value-type="float" office:value="34.1719610259997" calcext:value-type="float">
            <text:p>34.171961025999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88.617006" calcext:value-type="float">
            <text:p>88.617006</text:p>
          </table:table-cell>
          <table:table-cell office:value-type="float" office:value="72.7870244189999" calcext:value-type="float">
            <text:p>72.7870244189999</text:p>
          </table:table-cell>
          <table:table-cell office:value-type="float" office:value="20.5553872569999" calcext:value-type="float">
            <text:p>20.55538725699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.140988" calcext:value-type="float">
            <text:p>36.140988</text:p>
          </table:table-cell>
          <table:table-cell office:value-type="float" office:value="25.8297703499998" calcext:value-type="float">
            <text:p>25.8297703499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triangle_item_at_4_0,before(at_11_1,pick_one_x_x_item_at_11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5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07.239576" calcext:value-type="float">
            <text:p>107.239576</text:p>
          </table:table-cell>
          <table:table-cell office:value-type="float" office:value="73.2131776699998" calcext:value-type="float">
            <text:p>73.2131776699998</text:p>
          </table:table-cell>
          <table:table-cell office:value-type="float" office:value="21.0838620370014" calcext:value-type="float">
            <text:p>21.08386203700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518" calcext:value-type="float">
            <text:p>0.03518</text:p>
          </table:table-cell>
          <table:table-cell office:value-type="float" office:value="33.7784104449993" calcext:value-type="float">
            <text:p>33.77841044499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9.527515" calcext:value-type="float">
            <text:p>9.527515</text:p>
          </table:table-cell>
          <table:table-cell office:value-type="float" office:value="8.13004907900086" calcext:value-type="float">
            <text:p>8.13004907900086</text:p>
          </table:table-cell>
          <table:table-cell office:value-type="float" office:value="0.76046761500038" calcext:value-type="float">
            <text:p>0.760467615000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13545" calcext:value-type="float">
            <text:p>0.6113545</text:p>
          </table:table-cell>
          <table:table-cell office:value-type="float" office:value="1.1502588365006" calcext:value-type="float">
            <text:p>1.150258836500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at_dry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9.624306" calcext:value-type="float">
            <text:p>9.624306</text:p>
          </table:table-cell>
          <table:table-cell office:value-type="float" office:value="8.22239606200037" calcext:value-type="float">
            <text:p>8.22239606200037</text:p>
          </table:table-cell>
          <table:table-cell office:value-type="float" office:value="0.845051362998674" calcext:value-type="float">
            <text:p>0.8450513629986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7839" calcext:value-type="float">
            <text:p>0.607839</text:p>
          </table:table-cell>
          <table:table-cell office:value-type="float" office:value="1.14837326250017" calcext:value-type="float">
            <text:p>1.148373262500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at_dry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0.161864" calcext:value-type="float">
            <text:p>10.161864</text:p>
          </table:table-cell>
          <table:table-cell office:value-type="float" office:value="8.76010660300017" calcext:value-type="float">
            <text:p>8.76010660300017</text:p>
          </table:table-cell>
          <table:table-cell office:value-type="float" office:value="1.05282717699902" calcext:value-type="float">
            <text:p>1.052827176999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546" calcext:value-type="float">
            <text:p>0.032546</text:p>
          </table:table-cell>
          <table:table-cell office:value-type="float" office:value="1.14942573099961" calcext:value-type="float">
            <text:p>1.1494257309996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at_dry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2.076192" calcext:value-type="float">
            <text:p>22.076192</text:p>
          </table:table-cell>
          <table:table-cell office:value-type="float" office:value="20.4257967630001" calcext:value-type="float">
            <text:p>20.4257967630001</text:p>
          </table:table-cell>
          <table:table-cell office:value-type="float" office:value="2.25075936400026" calcext:value-type="float">
            <text:p>2.250759364000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0027" calcext:value-type="float">
            <text:p>0.030027</text:p>
          </table:table-cell>
          <table:table-cell office:value-type="float" office:value="1.39845474199956" calcext:value-type="float">
            <text:p>1.3984547419995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2.057967" calcext:value-type="float">
            <text:p>22.057967</text:p>
          </table:table-cell>
          <table:table-cell office:value-type="float" office:value="20.4117303330004" calcext:value-type="float">
            <text:p>20.4117303330004</text:p>
          </table:table-cell>
          <table:table-cell office:value-type="float" office:value="2.24304904400105" calcext:value-type="float">
            <text:p>2.243049044001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014625" calcext:value-type="float">
            <text:p>0.8014625</text:p>
          </table:table-cell>
          <table:table-cell office:value-type="float" office:value="1.46112968499983" calcext:value-type="float">
            <text:p>1.4611296849998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before(at_dry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8.569774" calcext:value-type="float">
            <text:p>28.569774</text:p>
          </table:table-cell>
          <table:table-cell office:value-type="float" office:value="23.2039606590006" calcext:value-type="float">
            <text:p>23.2039606590006</text:p>
          </table:table-cell>
          <table:table-cell office:value-type="float" office:value="4.23919048900007" calcext:value-type="float">
            <text:p>4.239190489000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6377" calcext:value-type="float">
            <text:p>0.036377</text:p>
          </table:table-cell>
          <table:table-cell office:value-type="float" office:value="5.11359301499942" calcext:value-type="float">
            <text:p>5.1135930149994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2.132717" calcext:value-type="float">
            <text:p>12.132717</text:p>
          </table:table-cell>
          <table:table-cell office:value-type="float" office:value="10.7304573360007" calcext:value-type="float">
            <text:p>10.7304573360007</text:p>
          </table:table-cell>
          <table:table-cell office:value-type="float" office:value="1.97689289600021" calcext:value-type="float">
            <text:p>1.976892896000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84075" calcext:value-type="float">
            <text:p>0.6884075</text:p>
          </table:table-cell>
          <table:table-cell office:value-type="float" office:value="1.22625727450031" calcext:value-type="float">
            <text:p>1.226257274500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1.860435" calcext:value-type="float">
            <text:p>11.860435</text:p>
          </table:table-cell>
          <table:table-cell office:value-type="float" office:value="10.4588831129995" calcext:value-type="float">
            <text:p>10.4588831129995</text:p>
          </table:table-cell>
          <table:table-cell office:value-type="float" office:value="1.81026614300026" calcext:value-type="float">
            <text:p>1.810266143000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87595" calcext:value-type="float">
            <text:p>0.6887595</text:p>
          </table:table-cell>
          <table:table-cell office:value-type="float" office:value="1.22560982750065" calcext:value-type="float">
            <text:p>1.2256098275006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1.846718" calcext:value-type="float">
            <text:p>11.846718</text:p>
          </table:table-cell>
          <table:table-cell office:value-type="float" office:value="10.445073551" calcext:value-type="float">
            <text:p>10.445073551</text:p>
          </table:table-cell>
          <table:table-cell office:value-type="float" office:value="1.85148058300001" calcext:value-type="float">
            <text:p>1.85148058300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79049333333333" calcext:value-type="float">
            <text:p>0.579049333333333</text:p>
          </table:table-cell>
          <table:table-cell office:value-type="float" office:value="0.917052613333302" calcext:value-type="float">
            <text:p>0.91705261333330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7.558779" calcext:value-type="float">
            <text:p>27.558779</text:p>
          </table:table-cell>
          <table:table-cell office:value-type="float" office:value="25.9063159630004" calcext:value-type="float">
            <text:p>25.9063159630004</text:p>
          </table:table-cell>
          <table:table-cell office:value-type="float" office:value="6.1071430840002" calcext:value-type="float">
            <text:p>6.10714308400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006135" calcext:value-type="float">
            <text:p>0.8006135</text:p>
          </table:table-cell>
          <table:table-cell office:value-type="float" office:value="1.46011935199977" calcext:value-type="float">
            <text:p>1.4601193519997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before(at_dry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4.032646" calcext:value-type="float">
            <text:p>24.032646</text:p>
          </table:table-cell>
          <table:table-cell office:value-type="float" office:value="22.377290376" calcext:value-type="float">
            <text:p>22.377290376</text:p>
          </table:table-cell>
          <table:table-cell office:value-type="float" office:value="3.57464191799863" calcext:value-type="float">
            <text:p>3.574641917998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12908" calcext:value-type="float">
            <text:p>0.812908</text:p>
          </table:table-cell>
          <table:table-cell office:value-type="float" office:value="1.46624305000023" calcext:value-type="float">
            <text:p>1.466243050000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5.769083" calcext:value-type="float">
            <text:p>25.769083</text:p>
          </table:table-cell>
          <table:table-cell office:value-type="float" office:value="25.2478006130004" calcext:value-type="float">
            <text:p>25.2478006130004</text:p>
          </table:table-cell>
          <table:table-cell office:value-type="float" office:value="5.47032361200218" calcext:value-type="float">
            <text:p>5.470323612002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10858" calcext:value-type="float">
            <text:p>0.810858</text:p>
          </table:table-cell>
          <table:table-cell office:value-type="float" office:value="0.89595107050036" calcext:value-type="float">
            <text:p>0.8959510705003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before(at_dry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3.533539" calcext:value-type="float">
            <text:p>3.533539</text:p>
          </table:table-cell>
          <table:table-cell office:value-type="float" office:value="2.33813391799958" calcext:value-type="float">
            <text:p>2.33813391799958</text:p>
          </table:table-cell>
          <table:table-cell office:value-type="float" office:value="0.26543192599911" calcext:value-type="float">
            <text:p>0.265431925999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84" calcext:value-type="float">
            <text:p>0.034284</text:p>
          </table:table-cell>
          <table:table-cell office:value-type="float" office:value="0.955612042999746" calcext:value-type="float">
            <text:p>0.95561204299974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neg(pick_one_green_x_item_at_7_4)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20.125973" calcext:value-type="float">
            <text:p>20.125973</text:p>
          </table:table-cell>
          <table:table-cell office:value-type="float" office:value="2.82214396600011" calcext:value-type="float">
            <text:p>2.82214396600011</text:p>
          </table:table-cell>
          <table:table-cell office:value-type="float" office:value="0.415065538000818" calcext:value-type="float">
            <text:p>0.4150655380008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9.857504" calcext:value-type="float">
            <text:p>19.857504</text:p>
          </table:table-cell>
          <table:table-cell office:value-type="float" office:value="2.56441525900027" calcext:value-type="float">
            <text:p>2.56441525900027</text:p>
          </table:table-cell>
          <table:table-cell office:value-type="float" office:value="0.338313188000939" calcext:value-type="float">
            <text:p>0.3383131880009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5.749825" calcext:value-type="float">
            <text:p>5.749825</text:p>
          </table:table-cell>
          <table:table-cell office:value-type="float" office:value="5.21709027599991" calcext:value-type="float">
            <text:p>5.21709027599991</text:p>
          </table:table-cell>
          <table:table-cell office:value-type="float" office:value="0.884106645999054" calcext:value-type="float">
            <text:p>0.8841066459990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3812" calcext:value-type="float">
            <text:p>0.033812</text:p>
          </table:table-cell>
          <table:table-cell office:value-type="float" office:value="0.293415925999398" calcext:value-type="float">
            <text:p>0.29341592599939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5.047722" calcext:value-type="float">
            <text:p>15.047722</text:p>
          </table:table-cell>
          <table:table-cell office:value-type="float" office:value="5.02833504499995" calcext:value-type="float">
            <text:p>5.02833504499995</text:p>
          </table:table-cell>
          <table:table-cell office:value-type="float" office:value="0.717214819000219" calcext:value-type="float">
            <text:p>0.7172148190002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3439" calcext:value-type="float">
            <text:p>0.033439</text:p>
          </table:table-cell>
          <table:table-cell office:value-type="float" office:value="9.77937999700043" calcext:value-type="float">
            <text:p>9.779379997000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6.044225" calcext:value-type="float">
            <text:p>16.044225</text:p>
          </table:table-cell>
          <table:table-cell office:value-type="float" office:value="5.2333525490003" calcext:value-type="float">
            <text:p>5.2333525490003</text:p>
          </table:table-cell>
          <table:table-cell office:value-type="float" office:value="0.824031417999322" calcext:value-type="float">
            <text:p>0.824031417999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1017" calcext:value-type="float">
            <text:p>0.031017</text:p>
          </table:table-cell>
          <table:table-cell office:value-type="float" office:value="10.5712278699993" calcext:value-type="float">
            <text:p>10.57122786999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35.725932" calcext:value-type="float">
            <text:p>35.725932</text:p>
          </table:table-cell>
          <table:table-cell office:value-type="float" office:value="3.15695942699949" calcext:value-type="float">
            <text:p>3.15695942699949</text:p>
          </table:table-cell>
          <table:table-cell office:value-type="float" office:value="0.530969919000199" calcext:value-type="float">
            <text:p>0.530969919000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22.220678" calcext:value-type="float">
            <text:p>22.220678</text:p>
          </table:table-cell>
          <table:table-cell office:value-type="float" office:value="3.53584710799987" calcext:value-type="float">
            <text:p>3.53584710799987</text:p>
          </table:table-cell>
          <table:table-cell office:value-type="float" office:value="0.650153430000501" calcext:value-type="float">
            <text:p>0.6501534300005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1781" calcext:value-type="float">
            <text:p>0.031781</text:p>
          </table:table-cell>
          <table:table-cell office:value-type="float" office:value="18.4447796670001" calcext:value-type="float">
            <text:p>18.444779667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neg(pick_one_green_x_item_at_7_4)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4.735819" calcext:value-type="float">
            <text:p>4.735819</text:p>
          </table:table-cell>
          <table:table-cell office:value-type="float" office:value="3.50987723900016" calcext:value-type="float">
            <text:p>3.50987723900016</text:p>
          </table:table-cell>
          <table:table-cell office:value-type="float" office:value="0.663608030001342" calcext:value-type="float">
            <text:p>0.6636080300013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48322" calcext:value-type="float">
            <text:p>0.048322</text:p>
          </table:table-cell>
          <table:table-cell office:value-type="float" office:value="0.986102425000354" calcext:value-type="float">
            <text:p>0.98610242500035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neg(pick_one_blue_x_item_at_7_4)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8.032683" calcext:value-type="float">
            <text:p>8.032683</text:p>
          </table:table-cell>
          <table:table-cell office:value-type="float" office:value="7.50165728899992" calcext:value-type="float">
            <text:p>7.50165728899992</text:p>
          </table:table-cell>
          <table:table-cell office:value-type="float" office:value="2.12901403299929" calcext:value-type="float">
            <text:p>2.129014032999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40228" calcext:value-type="float">
            <text:p>0.040228</text:p>
          </table:table-cell>
          <table:table-cell office:value-type="float" office:value="0.291297945000224" calcext:value-type="float">
            <text:p>0.2912979450002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7.103642" calcext:value-type="float">
            <text:p>7.103642</text:p>
          </table:table-cell>
          <table:table-cell office:value-type="float" office:value="6.56258402799995" calcext:value-type="float">
            <text:p>6.56258402799995</text:p>
          </table:table-cell>
          <table:table-cell office:value-type="float" office:value="1.52354049500082" calcext:value-type="float">
            <text:p>1.523540495000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50549" calcext:value-type="float">
            <text:p>0.050549</text:p>
          </table:table-cell>
          <table:table-cell office:value-type="float" office:value="0.300785901000381" calcext:value-type="float">
            <text:p>0.30078590100038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7.915436" calcext:value-type="float">
            <text:p>7.915436</text:p>
          </table:table-cell>
          <table:table-cell office:value-type="float" office:value="6.65785951599992" calcext:value-type="float">
            <text:p>6.65785951599992</text:p>
          </table:table-cell>
          <table:table-cell office:value-type="float" office:value="1.59419164800056" calcext:value-type="float">
            <text:p>1.594191648000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9886" calcext:value-type="float">
            <text:p>5.509886</text:p>
          </table:table-cell>
          <table:table-cell office:value-type="float" office:value="3.96934159633323" calcext:value-type="float">
            <text:p>3.969341596333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264878" calcext:value-type="float">
            <text:p>2.264878</text:p>
          </table:table-cell>
          <table:table-cell office:value-type="float" office:value="0.748276979999901" calcext:value-type="float">
            <text:p>0.748276979999901</text:p>
          </table:table-cell>
          <table:table-cell office:value-type="float" office:value="0.0984800520000135" calcext:value-type="float">
            <text:p>0.098480052000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1.25107449400002" calcext:value-type="float">
            <text:p>1.2510744940000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dry),at_5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348813" calcext:value-type="float">
            <text:p>2.348813</text:p>
          </table:table-cell>
          <table:table-cell office:value-type="float" office:value="0.837425348000579" calcext:value-type="float">
            <text:p>0.837425348000579</text:p>
          </table:table-cell>
          <table:table-cell office:value-type="float" office:value="0.141937498999141" calcext:value-type="float">
            <text:p>0.1419374989991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07185" calcext:value-type="float">
            <text:p>0.6607185</text:p>
          </table:table-cell>
          <table:table-cell office:value-type="float" office:value="1.24844696550008" calcext:value-type="float">
            <text:p>1.2484469655000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445185" calcext:value-type="float">
            <text:p>2.445185</text:p>
          </table:table-cell>
          <table:table-cell office:value-type="float" office:value="0.924832120999781" calcext:value-type="float">
            <text:p>0.924832120999781</text:p>
          </table:table-cell>
          <table:table-cell office:value-type="float" office:value="0.163921449001464" calcext:value-type="float">
            <text:p>0.1639214490014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7264" calcext:value-type="float">
            <text:p>0.027264</text:p>
          </table:table-cell>
          <table:table-cell office:value-type="float" office:value="1.25425048299985" calcext:value-type="float">
            <text:p>1.2542504829998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041635" calcext:value-type="float">
            <text:p>4.041635</text:p>
          </table:table-cell>
          <table:table-cell office:value-type="float" office:value="2.52530935800041" calcext:value-type="float">
            <text:p>2.52530935800041</text:p>
          </table:table-cell>
          <table:table-cell office:value-type="float" office:value="0.481080332001511" calcext:value-type="float">
            <text:p>0.4810803320015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1.24889727299978" calcext:value-type="float">
            <text:p>1.2488972729997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716327" calcext:value-type="float">
            <text:p>3.716327</text:p>
          </table:table-cell>
          <table:table-cell office:value-type="float" office:value="2.20320346599965" calcext:value-type="float">
            <text:p>2.20320346599965</text:p>
          </table:table-cell>
          <table:table-cell office:value-type="float" office:value="0.303136059999815" calcext:value-type="float">
            <text:p>0.3031360599998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72445" calcext:value-type="float">
            <text:p>0.6572445</text:p>
          </table:table-cell>
          <table:table-cell office:value-type="float" office:value="1.2474368649996" calcext:value-type="float">
            <text:p>1.247436864999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088531" calcext:value-type="float">
            <text:p>4.088531</text:p>
          </table:table-cell>
          <table:table-cell office:value-type="float" office:value="2.56668637200073" calcext:value-type="float">
            <text:p>2.56668637200073</text:p>
          </table:table-cell>
          <table:table-cell office:value-type="float" office:value="0.541034828000193" calcext:value-type="float">
            <text:p>0.5410348280001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61456" calcext:value-type="float">
            <text:p>0.661456</text:p>
          </table:table-cell>
          <table:table-cell office:value-type="float" office:value="1.25675430699994" calcext:value-type="float">
            <text:p>1.2567543069999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593423" calcext:value-type="float">
            <text:p>2.593423</text:p>
          </table:table-cell>
          <table:table-cell office:value-type="float" office:value="1.07225588099936" calcext:value-type="float">
            <text:p>1.07225588099936</text:p>
          </table:table-cell>
          <table:table-cell office:value-type="float" office:value="0.242523194000569" calcext:value-type="float">
            <text:p>0.24252319400056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612855" calcext:value-type="float">
            <text:p>0.6612855</text:p>
          </table:table-cell>
          <table:table-cell office:value-type="float" office:value="1.25341518899995" calcext:value-type="float">
            <text:p>1.25341518899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594157" calcext:value-type="float">
            <text:p>2.594157</text:p>
          </table:table-cell>
          <table:table-cell office:value-type="float" office:value="1.0757153350005" calcext:value-type="float">
            <text:p>1.0757153350005</text:p>
          </table:table-cell>
          <table:table-cell office:value-type="float" office:value="0.245403098000679" calcext:value-type="float">
            <text:p>0.2454030980006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6307" calcext:value-type="float">
            <text:p>0.656307</text:p>
          </table:table-cell>
          <table:table-cell office:value-type="float" office:value="1.25056745600023" calcext:value-type="float">
            <text:p>1.250567456000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604573" calcext:value-type="float">
            <text:p>2.604573</text:p>
          </table:table-cell>
          <table:table-cell office:value-type="float" office:value="1.08880278499964" calcext:value-type="float">
            <text:p>1.08880278499964</text:p>
          </table:table-cell>
          <table:table-cell office:value-type="float" office:value="0.265524002001257" calcext:value-type="float">
            <text:p>0.2655240020012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610465" calcext:value-type="float">
            <text:p>0.6610465</text:p>
          </table:table-cell>
          <table:table-cell office:value-type="float" office:value="1.24885643450034" calcext:value-type="float">
            <text:p>1.2488564345003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296764" calcext:value-type="float">
            <text:p>4.296764</text:p>
          </table:table-cell>
          <table:table-cell office:value-type="float" office:value="2.78316920199995" calcext:value-type="float">
            <text:p>2.78316920199995</text:p>
          </table:table-cell>
          <table:table-cell office:value-type="float" office:value="0.663369157999114" calcext:value-type="float">
            <text:p>0.663369157999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8892" calcext:value-type="float">
            <text:p>0.658892</text:p>
          </table:table-cell>
          <table:table-cell office:value-type="float" office:value="1.2491649184999" calcext:value-type="float">
            <text:p>1.2491649184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338954" calcext:value-type="float">
            <text:p>4.338954</text:p>
          </table:table-cell>
          <table:table-cell office:value-type="float" office:value="2.82428074700056" calcext:value-type="float">
            <text:p>2.82428074700056</text:p>
          </table:table-cell>
          <table:table-cell office:value-type="float" office:value="0.698341822002476" calcext:value-type="float">
            <text:p>0.6983418220024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9294" calcext:value-type="float">
            <text:p>0.659294</text:p>
          </table:table-cell>
          <table:table-cell office:value-type="float" office:value="1.24815172750004" calcext:value-type="float">
            <text:p>1.2481517275000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8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328576" calcext:value-type="float">
            <text:p>4.328576</text:p>
          </table:table-cell>
          <table:table-cell office:value-type="float" office:value="2.81037093800023" calcext:value-type="float">
            <text:p>2.81037093800023</text:p>
          </table:table-cell>
          <table:table-cell office:value-type="float" office:value="0.686095830999875" calcext:value-type="float">
            <text:p>0.6860958309998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578965" calcext:value-type="float">
            <text:p>0.6578965</text:p>
          </table:table-cell>
          <table:table-cell office:value-type="float" office:value="1.25097966400017" calcext:value-type="float">
            <text:p>1.250979664000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4.27324" calcext:value-type="float">
            <text:p>14.27324</text:p>
          </table:table-cell>
          <table:table-cell office:value-type="float" office:value="13.6979900800006" calcext:value-type="float">
            <text:p>13.6979900800006</text:p>
          </table:table-cell>
          <table:table-cell office:value-type="float" office:value="1.62134388899904" calcext:value-type="float">
            <text:p>1.621343888999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4418355" calcext:value-type="float">
            <text:p>1.4418355</text:p>
          </table:table-cell>
          <table:table-cell office:value-type="float" office:value="1.56872100900046" calcext:value-type="float">
            <text:p>1.5687210090004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3.200976" calcext:value-type="float">
            <text:p>13.200976</text:p>
          </table:table-cell>
          <table:table-cell office:value-type="float" office:value="12.6804665179998" calcext:value-type="float">
            <text:p>12.6804665179998</text:p>
          </table:table-cell>
          <table:table-cell office:value-type="float" office:value="1.01975165299973" calcext:value-type="float">
            <text:p>1.019751652999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30355" calcext:value-type="float">
            <text:p>0.1930355</text:p>
          </table:table-cell>
          <table:table-cell office:value-type="float" office:value="0.290203778500199" calcext:value-type="float">
            <text:p>0.2902037785001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6.872988" calcext:value-type="float">
            <text:p>16.872988</text:p>
          </table:table-cell>
          <table:table-cell office:value-type="float" office:value="13.626485582" calcext:value-type="float">
            <text:p>13.626485582</text:p>
          </table:table-cell>
          <table:table-cell office:value-type="float" office:value="1.50624039500053" calcext:value-type="float">
            <text:p>1.506240395000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419" calcext:value-type="float">
            <text:p>0.033419</text:p>
          </table:table-cell>
          <table:table-cell office:value-type="float" office:value="2.99026958099967" calcext:value-type="float">
            <text:p>2.9902695809996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37.193623" calcext:value-type="float">
            <text:p>37.193623</text:p>
          </table:table-cell>
          <table:table-cell office:value-type="float" office:value="36.6190330379995" calcext:value-type="float">
            <text:p>36.6190330379995</text:p>
          </table:table-cell>
          <table:table-cell office:value-type="float" office:value="4.16914026699942" calcext:value-type="float">
            <text:p>4.169140266999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.790096" calcext:value-type="float">
            <text:p>15.790096</text:p>
          </table:table-cell>
          <table:table-cell office:value-type="float" office:value="8.03043385599995" calcext:value-type="float">
            <text:p>8.03043385599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74.59415" calcext:value-type="float">
            <text:p>74.59415</text:p>
          </table:table-cell>
          <table:table-cell office:value-type="float" office:value="39.983471607" calcext:value-type="float">
            <text:p>39.983471607</text:p>
          </table:table-cell>
          <table:table-cell office:value-type="float" office:value="6.6092094579999" calcext:value-type="float">
            <text:p>6.6092094579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53.623461" calcext:value-type="float">
            <text:p>53.623461</text:p>
          </table:table-cell>
          <table:table-cell office:value-type="float" office:value="36.2783292409995" calcext:value-type="float">
            <text:p>36.2783292409995</text:p>
          </table:table-cell>
          <table:table-cell office:value-type="float" office:value="3.77440690200001" calcext:value-type="float">
            <text:p>3.77440690200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17.0881438080005" calcext:value-type="float">
            <text:p>17.08814380800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5.663711" calcext:value-type="float">
            <text:p>15.663711</text:p>
          </table:table-cell>
          <table:table-cell office:value-type="float" office:value="15.144800301" calcext:value-type="float">
            <text:p>15.144800301</text:p>
          </table:table-cell>
          <table:table-cell office:value-type="float" office:value="2.43978981299915" calcext:value-type="float">
            <text:p>2.439789812999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352223" calcext:value-type="float">
            <text:p>1.352223</text:p>
          </table:table-cell>
          <table:table-cell office:value-type="float" office:value="1.38872598466696" calcext:value-type="float">
            <text:p>1.3887259846669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5.782967" calcext:value-type="float">
            <text:p>15.782967</text:p>
          </table:table-cell>
          <table:table-cell office:value-type="float" office:value="15.259801829" calcext:value-type="float">
            <text:p>15.259801829</text:p>
          </table:table-cell>
          <table:table-cell office:value-type="float" office:value="2.56793879199904" calcext:value-type="float">
            <text:p>2.567938791999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16798266666667" calcext:value-type="float">
            <text:p>1.16798266666667</text:p>
          </table:table-cell>
          <table:table-cell office:value-type="float" office:value="1.2069909126667" calcext:value-type="float">
            <text:p>1.206990912666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6.521854" calcext:value-type="float">
            <text:p>16.521854</text:p>
          </table:table-cell>
          <table:table-cell office:value-type="float" office:value="15.9419227179997" calcext:value-type="float">
            <text:p>15.9419227179997</text:p>
          </table:table-cell>
          <table:table-cell office:value-type="float" office:value="2.86287272199934" calcext:value-type="float">
            <text:p>2.862872721999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3704555" calcext:value-type="float">
            <text:p>1.3704555</text:p>
          </table:table-cell>
          <table:table-cell office:value-type="float" office:value="1.49354377449981" calcext:value-type="float">
            <text:p>1.4935437744998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47.286388" calcext:value-type="float">
            <text:p>47.286388</text:p>
          </table:table-cell>
          <table:table-cell office:value-type="float" office:value="46.7554984160015" calcext:value-type="float">
            <text:p>46.7554984160015</text:p>
          </table:table-cell>
          <table:table-cell office:value-type="float" office:value="12.4665488560004" calcext:value-type="float">
            <text:p>12.46654885600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.4532725" calcext:value-type="float">
            <text:p>8.4532725</text:p>
          </table:table-cell>
          <table:table-cell office:value-type="float" office:value="5.69071199000064" calcext:value-type="float">
            <text:p>5.6907119900006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79.074023" calcext:value-type="float">
            <text:p>79.074023</text:p>
          </table:table-cell>
          <table:table-cell office:value-type="float" office:value="46.3617350120003" calcext:value-type="float">
            <text:p>46.3617350120003</text:p>
          </table:table-cell>
          <table:table-cell office:value-type="float" office:value="11.7173223610007" calcext:value-type="float">
            <text:p>11.71732236100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6075" calcext:value-type="float">
            <text:p>0.026075</text:p>
          </table:table-cell>
          <table:table-cell office:value-type="float" office:value="32.4558189640011" calcext:value-type="float">
            <text:p>32.45581896400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9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45.358798" calcext:value-type="float">
            <text:p>45.358798</text:p>
          </table:table-cell>
          <table:table-cell office:value-type="float" office:value="44.7996196769982" calcext:value-type="float">
            <text:p>44.7996196769982</text:p>
          </table:table-cell>
          <table:table-cell office:value-type="float" office:value="10.3343078870003" calcext:value-type="float">
            <text:p>10.33430788700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.588681" calcext:value-type="float">
            <text:p>17.588681</text:p>
          </table:table-cell>
          <table:table-cell office:value-type="float" office:value="8.91854285600039" calcext:value-type="float">
            <text:p>8.918542856000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formula="of:=AVERAGE([.F2:.F121])" office:value-type="float" office:value="21.2375975166667" calcext:value-type="float">
            <text:p>21.2375975166667</text:p>
          </table:table-cell>
          <table:table-cell table:formula="of:=AVERAGE([.G2:.G121])" office:value-type="float" office:value="14.1871250027084" calcext:value-type="float">
            <text:p>14.1871250027084</text:p>
          </table:table-cell>
          <table:table-cell table:formula="of:=AVERAGE([.H2:.H121])" office:value-type="float" office:value="3.22249780834177" calcext:value-type="float">
            <text:p>3.22249780834177</text:p>
          </table:table-cell>
          <table:table-cell table:number-columns-repeated="6"/>
          <table:table-cell table:formula="of:=COUNTIFS([.O2:.O121];&quot;=True&quot;)" office:value-type="float" office:value="94" calcext:value-type="float">
            <text:p>94</text:p>
          </table:table-cell>
          <table:table-cell/>
          <table:table-cell table:formula="of:=COUNTIFS([.Q2:.Q121];&quot;=True&quot;)" office:value-type="float" office:value="60" calcext:value-type="float">
            <text:p>60</text:p>
          </table:table-cell>
          <table:table-cell table:formula="of:=COUNTIFS([.R2:.R121];&quot;=True&quot;)" office:value-type="float" office:value="88" calcext:value-type="float">
            <text:p>88</text:p>
          </table:table-cell>
          <table:table-cell table:formula="of:=COUNTIFS([.S2:.S121];&quot;=True&quot;)" office:value-type="float" office:value="94" calcext:value-type="float">
            <text:p>94</text:p>
          </table:table-cell>
          <table:table-cell table:number-columns-repeated="1005"/>
        </table:table-row>
        <table:table-row table:style-name="ro6" table:number-rows-repeated="1048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4:27:28.129625500</dc:date>
    <meta:editing-duration>PT7M47S</meta:editing-duration>
    <meta:editing-cycles>2</meta:editing-cycles>
    <meta:generator>LibreOffice/6.0.7.3$Linux_X86_64 LibreOffice_project/00m0$Build-3</meta:generator>
    <meta:document-statistic meta:table-count="1" meta:cell-count="2266" meta:object-count="0"/>
  </office:meta>
</office:document-meta>
</file>